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 Column</text:h>
      <text:p text:style-name="P2">In this example, the following table will have a column added to it.</text:p>
      <table:table table:style-name="Table1">
        <table:table-column table:style-name="Table1.A" table:number-columns-repeated="3"/>
        <table:table-row>
          <table:table-cell table:style-name="Table1.A1">
            <text:p text:style-name="P2">Cell 1</text:p>
          </table:table-cell>
          <table:table-cell table:style-name="Table1.A1">
            <text:p text:style-name="P2">Cell 2</text:p>
          </table:table-cell>
          <table:table-cell table:style-name="Table1.A1" delta:insertion-change-idref="I" delta:insertion-type="insert-with-content">
            <text:p text:style-name="P2">NEW</text:p>
          </table:table-cell>
        </table:table-row>
        <table:table-row>
          <table:table-cell table:style-name="Table1.A1">
            <text:p text:style-name="P2">Cell 3</text:p>
          </table:table-cell>
          <table:table-cell table:style-name="Table1.A1">
            <text:p text:style-name="P2">Cell 4</text:p>
          </table:table-cell>
          <table:table-cell table:style-name="Table1.A1" delta:insertion-change-idref="I" delta:insertion-type="insert-with-content">
            <text:p text:style-name="P2">NE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